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6">
      <style:text-properties fo:font-weight="bold" style:font-weight-asian="bold" style:font-weight-complex="bold"/>
    </style:style>
    <style:style style:name="P7" style:family="paragraph" style:parent-style-name="Standard" style:list-style-name="L7">
      <style:text-properties fo:font-weight="bold" style:font-weight-asian="bold" style:font-weight-complex="bold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4">
      <style:text-properties fo:font-weight="normal" style:font-weight-asian="normal" style:font-weight-complex="normal"/>
    </style:style>
    <style:style style:name="P11" style:family="paragraph" style:parent-style-name="Standard" style:list-style-name="L5">
      <style:text-properties fo:font-weight="normal" style:font-weight-asian="normal" style:font-weight-complex="normal"/>
    </style:style>
    <style:style style:name="P12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13" style:family="paragraph" style:parent-style-name="Standard" style:list-style-name="L8"/>
    <style:style style:name="P14" style:family="paragraph" style:parent-style-name="Standard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ncipios de la metodologia de software</text:p>
      <text:p text:style-name="Standard"/>
      <text:p text:style-name="P1">Primer principio</text:p>
      <text:p text:style-name="Standard">-Tiempo</text:p>
      <text:p text:style-name="Standard">-Alcance</text:p>
      <text:p text:style-name="Standard">-Recursos</text:p>
      <text:p text:style-name="Standard"><text:line-break/>Dos variables fijas y una se mueve</text:p>
      <text:p text:style-name="Standard"/>
      <text:p text:style-name="P1">Segundo principio</text:p>
      <text:p text:style-name="Standard"/>
      <text:p text:style-name="Standard">El Cambio</text:p>
      <text:p text:style-name="Standard"/>
      <text:p text:style-name="P1">Tercer Principio</text:p>
      <text:p text:style-name="Standard"/>
      <text:p text:style-name="Standard">Simple a complejo</text:p>
      <text:p text:style-name="Standard"/>
      <text:p text:style-name="Standard">Balance entre requisitos y tecnologia</text:p>
      <text:p text:style-name="Standard"/>
      <text:p text:style-name="Standard">viaja de simple, complicado, complejo, anarquia</text:p>
      <text:p text:style-name="Standard"/>
      <text:p text:style-name="Standard"/>
      <text:p text:style-name="Standard"/>
      <text:p text:style-name="Standard">.- La incertidumbre se reduce con el tiempo<text:line-break/><text:line-break/>Paradoja de Mary Pppendieck.- Comenzar temprano, aprender constantemente, comprometerse tarde, entrega rápido, no se puede construir con confianza sobre una base cambiante,</text:p>
      <text:p text:style-name="Standard"/>
      <text:p text:style-name="P2">Manifiesto Ágil</text:p>
      <text:p text:style-name="Standard"/>
      <text:p text:style-name="Standard"><text:span text:style-name="T1">Individuos e interacciones </text:span>sobre procesos y herramientas</text:p>
      <text:p text:style-name="Standard"><text:span text:style-name="T1">Software funcionando </text:span>sobre documentación extensiva</text:p>
      <text:p text:style-name="Standard"><text:span text:style-name="T1">Colaboración con el cliente</text:span> sobre negociación contractual</text:p>
      <text:p text:style-name="Standard"><text:span text:style-name="T1">Respuesta ante el cambio </text:span>sobre seguir un plan</text:p>
      <text:p text:style-name="Standard"/>
      <text:p text:style-name="Standard"/>
      <text:p text:style-name="P2">Metodologias Agiles</text:p>
      <text:p text:style-name="P1"/>
      <text:list xml:id="list105407447" text:style-name="L1">
        <text:list-item>
          <text:p text:style-name="P5">Lean</text:p>
        </text:list-item>
        <text:list-item>
          <text:p text:style-name="P5">Kanban</text:p>
        </text:list-item>
        <text:list-item>
          <text:p text:style-name="P5">XP</text:p>
        </text:list-item>
        <text:list-item>
          <text:p text:style-name="P5">Scrum</text:p>
        </text:list-item>
        <text:list-item>
          <text:p text:style-name="P5">Crystal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SCRUM</text:p>
      <text:p text:style-name="P1"/>
      <text:list xml:id="list1517547299" text:style-name="L2">
        <text:list-item>
          <text:p text:style-name="P8">Product backlog</text:p>
        </text:list-item>
        <text:list-item>
          <text:p text:style-name="P8">Relase Backlog</text:p>
        </text:list-item>
        <text:list-item>
          <text:p text:style-name="P8">Sprint backlog</text:p>
          <text:list>
            <text:list-item>
              <text:p text:style-name="P8">Ready for testing</text:p>
            </text:list-item>
            <text:list-item>
              <text:p text:style-name="P8">Sprint ready</text:p>
            </text:list-item>
          </text:list>
        </text:list-item>
        <text:list-item>
          <text:p text:style-name="P8">burdown chart</text:p>
        </text:list-item>
        <text:list-item>
          <text:p text:style-name="P8">Dialy scrum meetings</text:p>
          <text:list>
            <text:list-item>
              <text:p text:style-name="P8">que hiciste ayer</text:p>
            </text:list-item>
            <text:list-item>
              <text:p text:style-name="P8">que vas a hacer hoy</text:p>
            </text:list-item>
            <text:list-item>
              <text:p text:style-name="P8">que obstaculos has tenido</text:p>
            </text:list-item>
          </text:list>
        </text:list-item>
        <text:list-item>
          <text:p text:style-name="P8">Sprint retrospective</text:p>
          <text:list>
            <text:list-item>
              <text:p text:style-name="P8">que se hizo mal o se hizo bien</text:p>
            </text:list-item>
          </text:list>
        </text:list-item>
      </text:list>
      <text:p text:style-name="P3"/>
      <text:p text:style-name="P3">Kick off <text:line-break/></text:p>
      <text:p text:style-name="P3">scrum planning meeting</text:p>
      <text:list xml:id="list1080713962" text:style-name="L3">
        <text:list-item>
          <text:p text:style-name="P9">requrimientos mas especificos de lo que se pretende</text:p>
        </text:list-item>
        <text:list-item>
          <text:p text:style-name="P9">peso de las tarjetas</text:p>
        </text:list-item>
        <text:list-item>
          <text:p text:style-name="P9">cuanto va a durar</text:p>
        </text:list-item>
        <text:list-item>
          <text:p text:style-name="P9">velocidad</text:p>
        </text:list-item>
      </text:list>
      <text:p text:style-name="P3">Team Roles</text:p>
      <text:p text:style-name="P3"/>
      <text:list xml:id="list193710619" text:style-name="L4">
        <text:list-item>
          <text:p text:style-name="P10">Product owner</text:p>
        </text:list-item>
        <text:list-item>
          <text:p text:style-name="P10">Scrum Master</text:p>
        </text:list-item>
        <text:list-item>
          <text:p text:style-name="P10">Developers &amp; tester</text:p>
        </text:list-item>
      </text:list>
      <text:p text:style-name="P3"/>
      <text:p text:style-name="P3"/>
      <text:p text:style-name="P1">Scrum Board</text:p>
      <text:p text:style-name="P1"/>
      <text:p text:style-name="P3">stories(requerimientos) <text:s text:c="5"/>Todo(lo que se va a ejecuttar) In Progress(en este momento) <text:s/>Testing() <text:s/>Done(terminado)</text:p>
      <text:p text:style-name="P3"/>
      <text:p text:style-name="P3"><text:span text:style-name="T1">Trello: </text:span>Herramienta de organizacio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Historias de usuario</text:p>
      <text:p text:style-name="P12"/>
      <text:p text:style-name="P3"><text:s text:c="2"/>se basan en un principio INVEST</text:p>
      <text:p text:style-name="P3"/>
      <text:list xml:id="list649637073" text:style-name="L5">
        <text:list-item>
          <text:p text:style-name="P11">Independent</text:p>
        </text:list-item>
        <text:list-item>
          <text:p text:style-name="P11">Negotiable</text:p>
        </text:list-item>
        <text:list-item>
          <text:p text:style-name="P11">Valuable</text:p>
        </text:list-item>
        <text:list-item>
          <text:p text:style-name="P11">Estimable</text:p>
        </text:list-item>
        <text:list-item>
          <text:p text:style-name="P11">Small</text:p>
        </text:list-item>
        <text:list-item>
          <text:p text:style-name="P11">Testable</text:p>
        </text:list-item>
      </text:list>
      <text:p text:style-name="P3"/>
      <text:p text:style-name="Standard"><text:span text:style-name="T2">criterio de aceptacion<text:line-break/></text:span></text:p>
      <text:list xml:id="list1299999521" text:style-name="L8">
        <text:list-item>
          <text:p text:style-name="P13"><text:span text:style-name="T2">dado..</text:span></text:p>
        </text:list-item>
        <text:list-item>
          <text:p text:style-name="P13"><text:span text:style-name="T2">cuando..</text:span></text:p>
        </text:list-item>
        <text:list-item>
          <text:p text:style-name="P13"><text:span text:style-name="T2">entonces..</text:span></text:p>
        </text:list-item>
      </text:list>
      <text:p text:style-name="Standard"><text:span text:style-name="T2"/></text:p>
      <text:p text:style-name="Standard"><text:span text:style-name="T2">Mockups</text:span></text:p>
      <text:p text:style-name="Standard"><text:span text:style-name="T2"/></text:p>
      <text:p text:style-name="Standard"><text:span text:style-name="T2">(balsaming herramienta)</text:span></text:p>
      <text:p text:style-name="Standard"><text:span text:style-name="T2"/></text:p>
      <text:list xml:id="list1124272809" text:style-name="L9">
        <text:list-item>
          <text:p text:style-name="P14"><text:span text:style-name="T2">preview de como va a ser la </text:span><text:span text:style-name="T1">funcionalidad</text:span><text:span text:style-name="T2"> </text:span></text:p>
        </text:list-item>
      </text:list>
      <text:p text:style-name="Standard"><text:span text:style-name="T2"/></text:p>
      <text:p text:style-name="Standard"><text:span text:style-name="T2"/></text:p>
      <text:p text:style-name="P1">Planning Poker</text:p>
      <text:p text:style-name="P1"/>
      <text:p text:style-name="P1">Secuencias</text:p>
      <text:list xml:id="list446474760" text:style-name="L6">
        <text:list-item>
          <text:p text:style-name="P6">Fibonacci</text:p>
        </text:list-item>
        <text:list-item>
          <text:p text:style-name="P6">Standard</text:p>
        </text:list-item>
        <text:list-item>
          <text:p text:style-name="P6">T-Shirt</text:p>
        </text:list-item>
      </text:list>
      <text:p text:style-name="P1"/>
      <text:p text:style-name="P1"/>
      <text:p text:style-name="P1">Gestion significa </text:p>
      <text:p text:style-name="P1"/>
      <text:p text:style-name="P1"/>
      <text:list xml:id="list806300142" text:style-name="L7">
        <text:list-item>
          <text:p text:style-name="P7">Altas</text:p>
        </text:list-item>
        <text:list-item>
          <text:p text:style-name="P7">Bajas </text:p>
        </text:list-item>
        <text:list-item>
          <text:p text:style-name="P7">Cambios</text:p>
        </text:list-item>
      </text:list>
      <text:p text:style-name="P1"/>
      <text:p text:style-name="P1">Significado del Poker</text:p>
      <text:p text:style-name="P1"/>
      <text:p text:style-name="P1">1.- El esfuerzo que toma crear un alta </text:p>
      <text:p text:style-name="P1"/>
      <text:p text:style-name="P1">plugin scrum for trello</text:p>
      <text:p text:style-name="P1">plugin kanban swip for trello</text:p>
      <text:p text:style-name="P1"/>
      <text:p text:style-name="P1">se le pone un peso a cada una de las tarjetas del product backlog de acuerdo al juego de poker</text:p>
      <text:p text:style-name="P1"><text:soft-page-break/></text:p>
      <text:p text:style-name="P1">se asigna cada quien una actividad que se pueda realizar en una semana</text:p>
      <text:p text:style-name="P1"/>
      <text:p text:style-name="P1">con el paso anterior se saca la velocidad de desarrollo por una semana, el sprint dura dos semanas.</text:p>
      <text:p text:style-name="P1"/>
      <text:p text:style-name="P1">Las tarjetas se pasan al relase backlog <text:s/>y se pasan al sprint backlog de acuerdo a la velocidad de desarrollo.</text:p>
      <text:p text:style-name="P1"/>
      <text:p text:style-name="P1">El avance se lleva a cabo con burndown chart en <text:a xlink:type="simple" xlink:href="http://www.burndown-charts.com/">www.burndown-charts.com</text:a> </text:p>
      <text:p text:style-name="P1"/>
      <text:p text:style-name="P1">se agrega un sprint se calendariza de a cuerdo a dos semanas sin fines de semana ni dias festivos</text:p>
      <text:p text:style-name="P1">entre corchetes cuadrados es el limite de las tareas simultaneas (kanban wip for trello)</text:p>
      <text:p text:style-name="P1"/>
      <text:p text:style-name="P1">En burndown charts agregas progreso que ha sido liberado de “in progress” a testingn copias el titulo y asignas el valor que le diste y los dias que ha durado el proyecto</text:p>
      <text:p text:style-name="P1"/>
      <text:p text:style-name="P1">Una vez que cumpla se pasa a testing</text:p>
      <text:p text:style-name="P1"/>
      <text:p text:style-name="P1">cuando pasa el testing pasa a la columna sprint done</text:p>
      <text:p text:style-name="P1"/>
      <text:p text:style-name="P1">Si la tarjeta no pasa se devuelve al spring backlog.</text:p>
      <text:p text:style-name="P1"/>
      <text:p text:style-name="P1">Lo que se libera del sprint se archiva la lista sprint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15:37:17</meta:creation-date>
    <dc:date>2013-12-05T17:05:43</dc:date>
    <meta:editing-duration>PT2H8M57S</meta:editing-duration>
    <meta:editing-cycles>13</meta:editing-cycles>
    <meta:generator>LibreOffice/3.5$Linux_x86 LibreOffice_project/350m1$Build-2</meta:generator>
    <meta:print-date>2013-11-28T16:37:22</meta:print-date>
    <meta:document-statistic meta:table-count="0" meta:image-count="0" meta:object-count="0" meta:page-count="4" meta:paragraph-count="90" meta:word-count="483" meta:character-count="2768" meta:non-whitespace-character-count="2394"/>
  </office:meta>
</office:document-meta>
</file>